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c4f176"/>
    </style:style>
    <style:style style:name="T35" style:family="text">
      <style:text-properties officeooo:rsid="03b4652d"/>
    </style:style>
    <style:style style:name="T36" style:family="text">
      <style:text-properties officeooo:rsid="04b50477"/>
    </style:style>
    <style:style style:name="T37" style:family="text">
      <style:text-properties officeooo:rsid="0473a949"/>
    </style:style>
    <style:style style:name="T38" style:family="text">
      <style:text-properties officeooo:rsid="0387836c"/>
    </style:style>
    <style:style style:name="T39" style:family="text">
      <style:text-properties officeooo:rsid="01dff054"/>
    </style:style>
    <style:style style:name="T40" style:family="text">
      <style:text-properties officeooo:rsid="023c6ef8"/>
    </style:style>
    <style:style style:name="T41" style:family="text">
      <style:text-properties officeooo:rsid="023d2c84"/>
    </style:style>
    <style:style style:name="T42" style:family="text">
      <style:text-properties officeooo:rsid="0273d3e5"/>
    </style:style>
    <style:style style:name="T43" style:family="text">
      <style:text-properties officeooo:rsid="02ad4da6"/>
    </style:style>
    <style:style style:name="T44" style:family="text">
      <style:text-properties officeooo:rsid="0303035b"/>
    </style:style>
    <style:style style:name="T45" style:family="text">
      <style:text-properties officeooo:rsid="03041613"/>
    </style:style>
    <style:style style:name="T46" style:family="text">
      <style:text-properties officeooo:rsid="030a829e"/>
    </style:style>
    <style:style style:name="T47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4">Esser-</text:span>Skala, 201<text:span text:style-name="T34">9</text:span></text:p>
      <text:p text:style-name="P22"/>
      <text:p text:style-name="P22"/>
      <text:p text:style-name="P20">© 201<text:span text:style-name="T34">9</text:span> by Wolfgang <text:span text:style-name="T34">Esser-</text:span>Skala. This edition is licensed under the Creative Commons Attribution<text:span text:style-name="T32">-NonCommercial-ShareAlike</text:span> 4.0 International License. To view a copy of this license, visit http://creativecommons.org/licenses/by<text:span text:style-name="T33">-nc-sa</text:span>/4.0/. </text:p>
      <text:p text:style-name="P19"/>
      <text:p text:style-name="P21">Music engraving by LilyPond 2.18.0 (http://www.lilypond.org).<text:span text:style-name="T31"><text:line-break/>Front matter</text:span> typeset with EB Garamond (http://www.georgduffner.at/ebgaramond).</text:p>
      <text:p text:style-name="P22"/>
      <text:p text:style-name="P18">First <text:span text:style-name="T34">version</text:span>, <text:span text:style-name="T41">December</text:span> 201<text:span text:style-name="T34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6">a copy in the Benediktinerabtei Niederaltaich. The digital version of the manuscript is available at</text:span></text:p>
      <text:p text:style-name="P16"><text:tab/><text:span text:style-name="T46">https://mirador.acdh.oeaw.ac.at/musikarchivspitz/D-NATk_E21/ </text:span>(siglum<text:span text:style-name="T37"> NA/SP (E-21)</text:span>)<text:span text:style-name="T42">.</text:span></text:p>
      <text:p text:style-name="P7"/>
      <text:p text:style-name="P2">In general, this edition closely follows the <text:span text:style-name="T38">manuscript</text:span>. Any changes <text:span text:style-name="T30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43">. Accidentals are used according to modern conventions. Asterisks denote changes that are clarified in the detailed remarks below.</text:span></text:p>
      <text:p text:style-name="P24"/>
      <text:p text:style-name="P24"/>
      <text:p text:style-name="P29">g l o r i a</text:p>
      <text:p text:style-name="P2"/>
      <text:p text:style-name="P36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2">Abbreviations: <text:span text:style-name="T44">A, alto; B, basso; cor, horn; fl, flute; </text:span>Ms, manuscript;<text:span text:style-name="T40"> </text:span>org, organ; <text:span text:style-name="T39">r, rest; S, soprano; T, tenore; tr, tromba; timp, timpani; </text:span>vl, violin<text:span text:style-name="T39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5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6">s a n c t u s</text:p>
      <text:p text:style-name="P4"><text:soft-page-break/></text:p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7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8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7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35">Esser-</text:span>Skala</text:p>
      <text:p text:style-name="P33"/>
      <text:p text:style-name="P31"><text:line-break/>C O N T E N T S<text:span text:style-name="T45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1T17:21:42.141853579</dc:date>
    <dc:creator>Wolfgang Skala</dc:creator>
    <meta:editing-duration>P8DT12H28M43S</meta:editing-duration>
    <meta:editing-cycles>741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492" meta:character-count="2664" meta:non-whitespace-character-count="2201"/>
  </office:meta>
</office:document-meta>
</file>